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draw:fill="none" draw:stroke="solid" svg:stroke-width="0.00694in" svg:stroke-color="#5b9bd5" draw:marker-end="a1277" svg:stroke-opacity="100%" draw:stroke-linejoin="miter" svg:stroke-linecap="butt"/>
    </style:style>
    <style:style style:family="paragraph" style:name="a5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0">
      <style:graphic-properties draw:fill="none" draw:stroke="solid" svg:stroke-width="0.00694in" svg:stroke-color="#5b9bd5" draw:marker-end="a1279" svg:stroke-opacity="100%" draw:stroke-linejoin="miter" svg:stroke-linecap="butt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2">
      <style:graphic-properties draw:fill="none" draw:stroke="solid" svg:stroke-width="0.00694in" svg:stroke-color="#5b9bd5" draw:marker-end="a1281" svg:stroke-opacity="100%" draw:stroke-linejoin="miter" svg:stroke-linecap="butt"/>
    </style:style>
    <style:style style:family="paragraph" style:name="a10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draw:fill="none" draw:stroke="solid" svg:stroke-width="0.00694in" svg:stroke-color="#5b9bd5" draw:marker-end="a1283" svg:stroke-opacity="100%" draw:stroke-linejoin="miter" svg:stroke-linecap="butt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6">
      <style:graphic-properties draw:fill="none" draw:stroke="solid" svg:stroke-width="0.00694in" svg:stroke-color="#5b9bd5" draw:marker-end="a1285" svg:stroke-opacity="100%" draw:stroke-linejoin="miter" svg:stroke-linecap="butt"/>
    </style:style>
    <style:style style:family="paragraph" style:name="a9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draw:fill="none" draw:stroke="solid" svg:stroke-width="0.00694in" svg:stroke-color="#5b9bd5" draw:marker-end="a1287" svg:stroke-opacity="100%" draw:stroke-linejoin="miter" svg:stroke-linecap="butt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draw:fill="none" draw:stroke="solid" svg:stroke-width="0.00694in" svg:stroke-color="#5b9bd5" draw:marker-end="a1289" svg:stroke-opacity="100%" draw:stroke-linejoin="miter" svg:stroke-linecap="butt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draw:fill="none" draw:stroke="solid" svg:stroke-width="0.00694in" svg:stroke-color="#5b9bd5" draw:marker-end="a1291" svg:stroke-opacity="100%" draw:stroke-linejoin="miter" svg:stroke-linecap="butt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98">
      <style:graphic-properties draw:fill="none" draw:stroke="solid" svg:stroke-width="0.00694in" svg:stroke-color="#5b9bd5" draw:marker-end="a1297" svg:stroke-opacity="100%" draw:stroke-linejoin="miter" svg:stroke-linecap="butt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draw:fill="none" draw:stroke="solid" svg:stroke-width="0.00694in" svg:stroke-color="#5b9bd5" draw:marker-end="a1311" svg:stroke-opacity="100%" draw:stroke-linejoin="miter" svg:stroke-linecap="butt"/>
    </style:style>
    <style:style style:family="graphic" style:name="a1314">
      <style:graphic-properties draw:fill="none" draw:stroke="solid" svg:stroke-width="0.00694in" svg:stroke-color="#5b9bd5" draw:marker-end="a1313" svg:stroke-opacity="100%" draw:stroke-linejoin="miter" svg:stroke-linecap="butt"/>
    </style:style>
    <style:style style:family="graphic" style:name="a1316">
      <style:graphic-properties draw:fill="none" draw:stroke="solid" svg:stroke-width="0.00694in" svg:stroke-color="#5b9bd5" draw:marker-end="a1315" svg:stroke-opacity="100%" draw:stroke-linejoin="miter" svg:stroke-linecap="butt"/>
    </style:style>
    <style:style style:family="graphic" style:name="a1318">
      <style:graphic-properties draw:fill="none" draw:stroke="solid" svg:stroke-width="0.00694in" svg:stroke-color="#5b9bd5" draw:marker-end="a1317" svg:stroke-opacity="100%" draw:stroke-linejoin="miter" svg:stroke-linecap="butt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0">
      <style:graphic-properties draw:fill="none" draw:stroke="solid" svg:stroke-width="0.00694in" svg:stroke-color="#5b9bd5" draw:marker-end="a1319" svg:stroke-opacity="100%" draw:stroke-linejoin="miter" svg:stroke-linecap="butt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draw:fill="none" draw:stroke="solid" svg:stroke-width="0.00694in" svg:stroke-color="#5b9bd5" draw:marker-end="a1321" svg:stroke-opacity="100%" draw:stroke-linejoin="miter" svg:stroke-linecap="butt"/>
    </style:style>
    <style:style style:family="graphic" style:name="a1325">
      <style:graphic-properties draw:fill="none" draw:stroke="solid" svg:stroke-width="0.00694in" svg:stroke-color="#5b9bd5" draw:marker-start="a1323" draw:marker-end="a1324" svg:stroke-opacity="100%" draw:stroke-linejoin="miter" svg:stroke-linecap="butt"/>
    </style:style>
    <style:style style:family="graphic" style:name="a1327">
      <style:graphic-properties draw:fill="none" draw:stroke="solid" svg:stroke-width="0.00694in" svg:stroke-color="#5b9bd5" draw:marker-end="a1326" svg:stroke-opacity="100%" draw:stroke-linejoin="miter" svg:stroke-linecap="butt"/>
    </style:style>
    <style:style style:family="graphic" style:name="a1329">
      <style:graphic-properties draw:fill="none" draw:stroke="solid" svg:stroke-width="0.00694in" svg:stroke-color="#5b9bd5" draw:marker-end="a1328" svg:stroke-opacity="100%" draw:stroke-linejoin="miter" svg:stroke-linecap="butt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draw:fill="none" draw:stroke="solid" svg:stroke-width="0.00694in" svg:stroke-color="#5b9bd5" draw:marker-end="a1330" svg:stroke-opacity="100%" draw:stroke-linejoin="miter" svg:stroke-linecap="butt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draw:fill="none" draw:stroke="solid" svg:stroke-width="0.00694in" svg:stroke-color="#5b9bd5" draw:marker-end="a1332" svg:stroke-opacity="100%" draw:stroke-linejoin="miter" svg:stroke-linecap="butt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25%" draw:stroke="solid" svg:stroke-width="0.01389in" svg:stroke-color="#ffffff" svg:stroke-opacity="25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39">
      <style:graphic-properties draw:fill="none" draw:stroke="solid" svg:stroke-width="0.00694in" svg:stroke-color="#5b9bd5" draw:marker-end="a1338" svg:stroke-opacity="100%" draw:stroke-linejoin="miter" svg:stroke-linecap="butt"/>
    </style:style>
    <style:style style:family="paragraph" style:name="a5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PUFFIN overview</text:span><text:span text:style-name="a382" text:class-names=""/></text:p>
          </draw:text-box>
          <svg:title/>
          <svg:desc/>
        </draw:frame>
        <draw:frame draw:id="id64" presentation:style-name="a385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6" draw:master-page-name="Master1-Layout2-obj-Title-and-Content" presentation:presentation-page-layout-name="Master1-PPL2" draw:id="Slide-257">
        <draw:frame draw:id="id65" presentation:style-name="a390" draw:name="Title 1" svg:x="0.91667in" svg:y="0.39931in" svg:width="11.5in" svg:height="1.44965in" presentation:class="title" presentation:placeholder="false">
          <draw:text-box>
            <text:p text:style-name="a389" text:class-names="" text:cond-style-name=""><text:span text:style-name="a387" text:class-names="">How do the core modules fit together?</text:span><text:span text:style-name="a388" text:class-names=""/></text:p>
          </draw:text-box>
          <svg:title/>
          <svg:desc/>
        </draw:frame>
        <draw:frame draw:id="id66" presentation:style-name="a1237" draw:name="Content Placeholder 2" svg:x="0.91667in" svg:y="1.99653in" svg:width="11.5in" svg:height="4.75868in" presentation:class="outline" presentation:placeholder="false">
          <draw:text-box>
            <text:list text:style-name="a393">
              <text:list-item>
                <text:p text:style-name="a392" text:class-names="" text:cond-style-name=""><text:span text:style-name="a391" text:class-names=""/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/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/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/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/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/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/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/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/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/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/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/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/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/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/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/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/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/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/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/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/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/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/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/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/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/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/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/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/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/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/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/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/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/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/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/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/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/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/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/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/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/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/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/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/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/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/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/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/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/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/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/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/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/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/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/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/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/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/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/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/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/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/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/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/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/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/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/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/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/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/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/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/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/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/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/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/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/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/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/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/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/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/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/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/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/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/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/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/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/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/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/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/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/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/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/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/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/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/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/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/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/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/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/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/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/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/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/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/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/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/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/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/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/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/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/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/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/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/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/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/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/></text:p>
              </text:list-item>
            </text:list>
            <text:list text:style-name="a1236">
              <text:list-item>
                <text:p text:style-name="a1235" text:class-names="" text:cond-style-name=""><text:span text:style-name="a1234" text:class-names=""/></text:p>
              </text:list-item>
            </text:list>
          </draw:text-box>
          <svg:title/>
          <svg:desc/>
        </draw:frame>
        <draw:custom-shape svg:x="3.01887in" svg:y="2.62264in" svg:width="1.70755in" svg:height="0.71698in" draw:id="id67" draw:style-name="a1241" draw:name="Rectangle 3">
          <svg:title/>
          <svg:desc/>
          <text:p text:style-name="a1240" text:class-names="" text:cond-style-name=""><text:span text:style-name="a1238" text:class-names="">Puffin</text:span><text:span text:style-name="a12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1887in" svg:y="3.65889in" svg:width="1.70755in" svg:height="0.71698in" draw:id="id68" draw:style-name="a1245" draw:name="Rectangle 4">
          <svg:title/>
          <svg:desc/>
          <text:p text:style-name="a1244" text:class-names="" text:cond-style-name=""><text:span text:style-name="a1242" text:class-names="">VSim</text:span><text:span text:style-name="a12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1379in" svg:y="4.73436in" svg:width="1.70755in" svg:height="0.71698in" draw:id="id69" draw:style-name="a1249" draw:name="Rectangle 5">
          <svg:title/>
          <svg:desc/>
          <text:p text:style-name="a1248" text:class-names="" text:cond-style-name=""><text:span text:style-name="a1246" text:class-names="">elegant</text:span><text:span text:style-name="a12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01379in" svg:y="5.69848in" svg:width="1.70755in" svg:height="0.71698in" draw:id="id70" draw:style-name="a1253" draw:name="Rectangle 6">
          <svg:title/>
          <svg:desc/>
          <text:p text:style-name="a1252" text:class-names="" text:cond-style-name=""><text:span text:style-name="a1250" text:class-names="">ASTRA</text:span><text:span text:style-name="a12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4796in" svg:y="2.62264in" svg:width="0.83962in" svg:height="0.71698in" draw:id="id71" draw:style-name="a1257" draw:name="Rectangle 7">
          <svg:title/>
          <svg:desc/>
          <text:p text:style-name="a1256" text:class-names="" text:cond-style-name=""><text:span text:style-name="a1254" text:class-names="">MASP</text:span><text:span text:style-name="a12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7482in" svg:y="3.51068in" svg:width="1.16495in" svg:height="0.98932in" draw:id="id72" draw:style-name="a1264" draw:name="Rectangle 8">
          <svg:title/>
          <svg:desc/>
          <text:p text:style-name="a1260" text:class-names="" text:cond-style-name=""><text:span text:style-name="a1258" text:class-names="">Vsim</text:span><text:span text:style-name="a1259" text:class-names=""/></text:p>
          <text:p text:style-name="a1263" text:class-names="" text:cond-style-name=""><text:span text:style-name="a1261" text:class-names="">Preproc/txpp.py</text:span><text:span text:style-name="a12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0566in" svg:y="2.98113in" svg:width="2.73585in" svg:height="1.51887in" draw:id="id73" draw:style-name="a1272" draw:name="Oval 9">
          <svg:title/>
          <svg:desc/>
          <text:p text:style-name="a1266" text:class-names="" text:cond-style-name=""><text:span text:style-name="a1265" text:class-names="">HDF5</text:span></text:p>
          <text:p text:style-name="a1268" text:class-names="" text:cond-style-name=""><text:span text:style-name="a1267" text:class-names="">(fields)</text:span></text:p>
          <text:p text:style-name="a1271" text:class-names="" text:cond-style-name=""><text:span text:style-name="a1269" text:class-names="">(particles)</text:span><text:span text:style-name="a127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40566in" svg:y="4.94364in" svg:width="1.77358in" svg:height="0.92453in" draw:id="id74" draw:style-name="a1276" draw:name="Oval 10">
          <svg:title/>
          <svg:desc/>
          <text:p text:style-name="a1275" text:class-names="" text:cond-style-name=""><text:span text:style-name="a1273" text:class-names="">SDDS</text:span><text:span text:style-name="a127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4.72641in" svg:y1="5.04742in" svg:x2="5.66539in" svg:y2="5.07904in" draw:end-shape="id74" draw:end-glue-point="4" draw:id="id75" draw:style-name="a1278" draw:name="Straight Arrow Connector 12">
          <svg:title/>
          <svg:desc/>
        </draw:connector>
        <draw:connector draw:type="line" svg:x1="4.72134in" svg:y1="6.05697in" draw:start-shape="id70" draw:start-glue-point="1" svg:x2="5.66539in" svg:y2="5.73278in" draw:end-shape="id74" draw:end-glue-point="5" draw:id="id76" draw:style-name="a1280" draw:name="Straight Arrow Connector 14">
          <svg:title/>
          <svg:desc/>
        </draw:connector>
        <draw:connector draw:type="line" svg:x1="4.72642in" svg:y1="2.98113in" draw:start-shape="id67" draw:start-glue-point="1" svg:x2="6.80632in" svg:y2="3.20357in" draw:end-shape="id73" draw:end-glue-point="4" draw:id="id77" draw:style-name="a1282" draw:name="Straight Arrow Connector 16">
          <svg:title/>
          <svg:desc/>
        </draw:connector>
        <draw:connector draw:type="line" svg:x1="2.38758in" svg:y1="2.94191in" svg:x2="3.01887in" svg:y2="2.98113in" draw:end-shape="id67" draw:end-glue-point="3" draw:id="id78" draw:style-name="a1284" draw:name="Straight Arrow Connector 18">
          <svg:title/>
          <svg:desc/>
        </draw:connector>
        <draw:connector draw:type="line" svg:x1="2.43977in" svg:y1="4.00534in" draw:start-shape="id72" draw:start-glue-point="1" svg:x2="3.01887in" svg:y2="4.01738in" draw:end-shape="id68" draw:end-glue-point="3" draw:id="id79" draw:style-name="a1286" draw:name="Straight Arrow Connector 20">
          <svg:title/>
          <svg:desc/>
        </draw:connector>
        <draw:connector draw:type="line" svg:x1="4.72641in" svg:y1="4.01738in" svg:x2="6.40566in" svg:y2="3.74057in" draw:end-shape="id73" draw:end-glue-point="3" draw:id="id80" draw:style-name="a1288" draw:name="Straight Arrow Connector 22">
          <svg:title/>
          <svg:desc/>
        </draw:connector>
        <draw:connector draw:type="line" svg:x1="7.77359in" svg:y1="4.5in" draw:start-shape="id73" draw:start-glue-point="2" svg:x2="8.17925in" svg:y2="4.78302in" draw:id="id81" draw:style-name="a1290" draw:name="Straight Arrow Connector 24">
          <svg:title/>
          <svg:desc/>
        </draw:connector>
        <draw:connector draw:type="line" svg:x1="7.05653in" svg:y1="4.42628in" svg:x2="6.66667in" svg:y2="4.94364in" draw:id="id82" draw:style-name="a1292" draw:name="Straight Arrow Connector 26">
          <svg:title/>
          <svg:desc/>
        </draw:connector>
        <draw:custom-shape svg:x="7.25121in" svg:y="4.78302in" svg:width="2.19126in" svg:height="0.74577in" draw:id="id83" draw:style-name="a1296" draw:name="Rectangle 28">
          <svg:title/>
          <svg:desc/>
          <text:p text:style-name="a1295" text:class-names="" text:cond-style-name=""><text:span text:style-name="a1293" text:class-names="">Postprocessing</text:span><text:span text:style-name="a12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34684in" svg:y1="5.52879in" draw:start-shape="id83" draw:start-glue-point="2" svg:x2="8.34684in" svg:y2="5.86817in" draw:id="id84" draw:style-name="a1298" draw:name="Straight Arrow Connector 30">
          <svg:title/>
          <svg:desc/>
        </draw:connector>
        <draw:custom-shape svg:x="7.68868in" svg:y="5.86817in" svg:width="1.43082in" svg:height="0.52855in" draw:id="id85" draw:style-name="a1302" draw:name="Rectangle 32">
          <svg:title/>
          <svg:desc/>
          <text:p text:style-name="a1301" text:class-names="" text:cond-style-name=""><text:span text:style-name="a1299" text:class-names="">VizSchema</text:span><text:span text:style-name="a13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7359in" svg:y="6.71276in" svg:width="1.79245in" svg:height="0.57373in" draw:id="id86" draw:style-name="a1306" draw:name="Rectangle 33">
          <svg:title/>
          <svg:desc/>
          <text:p text:style-name="a1305" text:class-names="" text:cond-style-name=""><text:span text:style-name="a1303" text:class-names="">VisIt</text:span><text:span text:style-name="a13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6604in" svg:y="6.38406in" svg:width="1.38679in" svg:height="0.88977in" draw:id="id87" draw:style-name="a1310" draw:name="Rectangle 34">
          <svg:title/>
          <svg:desc/>
          <text:p text:style-name="a1309" text:class-names="" text:cond-style-name=""><text:span text:style-name="a1307" text:class-names="">Other results…</text:span><text:span text:style-name="a13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8.40409in" svg:y1="6.39672in" draw:start-shape="id85" draw:start-glue-point="2" svg:x2="8.66981in" svg:y2="6.71276in" draw:end-shape="id86" draw:end-glue-point="0" draw:id="id88" draw:style-name="a1312" draw:name="Straight Arrow Connector 36">
          <svg:title/>
          <svg:desc/>
        </draw:connector>
        <draw:connector draw:type="line" svg:x1="7.68868in" svg:y1="6.13244in" draw:start-shape="id85" draw:start-glue-point="3" svg:x2="6.95283in" svg:y2="6.82895in" draw:id="id89" draw:style-name="a1314" draw:name="Straight Arrow Connector 38">
          <svg:title/>
          <svg:desc/>
        </draw:connector>
        <draw:connector draw:type="line" svg:x1="8.74086in" svg:y1="3.20357in" draw:start-shape="id73" draw:start-glue-point="7" svg:x2="12.41667in" svg:y2="2.99385in" draw:id="id90" draw:style-name="a1316" draw:name="Straight Arrow Connector 41">
          <svg:title/>
          <svg:desc/>
        </draw:connector>
        <draw:connector draw:type="line" svg:x1="0.91667in" svg:y1="3.03292in" svg:x2="1.54796in" svg:y2="2.98113in" draw:end-shape="id71" draw:end-glue-point="3" draw:id="id91" draw:style-name="a1318" draw:name="Straight Arrow Connector 43">
          <svg:title/>
          <svg:desc/>
        </draw:connector>
        <draw:connector draw:type="line" svg:x1="9.14151in" svg:y1="3.74057in" svg:x2="12.41667in" svg:y2="3.87897in" draw:id="id92" draw:style-name="a1320" draw:name="Straight Arrow Connector 45">
          <svg:title/>
          <svg:desc/>
        </draw:connector>
        <draw:connector draw:type="line" svg:x1="0.96085in" svg:y1="4.00534in" svg:x2="1.27482in" svg:y2="4.00534in" draw:end-shape="id72" draw:end-glue-point="3" draw:id="id93" draw:style-name="a1322" draw:name="Straight Arrow Connector 47">
          <svg:title/>
          <svg:desc/>
        </draw:connector>
        <draw:connector draw:type="line" svg:x1="3.8652in" svg:y1="5.42465in" svg:x2="3.8652in" svg:y2="5.69848in" draw:id="id94" draw:style-name="a1325" draw:name="Straight Arrow Connector 51">
          <svg:title/>
          <svg:desc/>
        </draw:connector>
        <draw:connector draw:type="line" svg:x1="8.74086in" svg:y1="4.27757in" draw:start-shape="id73" draw:start-glue-point="6" svg:x2="12.5in" svg:y2="4.78302in" draw:id="id95" draw:style-name="a1327" draw:name="Straight Arrow Connector 57">
          <svg:title/>
          <svg:desc/>
        </draw:connector>
        <draw:connector draw:type="line" svg:x1="6.29245in" svg:y1="4.94364in" draw:start-shape="id74" draw:start-glue-point="0" svg:x2="6.66667in" svg:y2="4.27757in" draw:id="id96" draw:style-name="a1329" draw:name="Straight Arrow Connector 60">
          <svg:title/>
          <svg:desc/>
        </draw:connector>
        <draw:connector draw:type="line" svg:x1="6.29245in" svg:y1="5.88748in" svg:x2="6.32233in" svg:y2="6.38406in" draw:id="id97" draw:style-name="a1331" draw:name="Straight Arrow Connector 62">
          <svg:title/>
          <svg:desc/>
        </draw:connector>
        <draw:connector draw:type="line" svg:x1="8.63274in" svg:y1="4.37587in" svg:x2="10.62043in" svg:y2="5.20383in" draw:id="id98" draw:style-name="a1333" draw:name="Straight Arrow Connector 64">
          <svg:title/>
          <svg:desc/>
        </draw:connector>
        <draw:custom-shape svg:x="9.9176in" svg:y="5.221in" svg:width="1.77362in" svg:height="0.82235in" draw:id="id100" draw:style-name="a1337" draw:name="Rectangle 65">
          <svg:title/>
          <svg:desc/>
          <text:p text:style-name="a1336" text:class-names="" text:cond-style-name="" text:id="id99"><text:span text:style-name="a1334" text:class-names="">MATLAB</text:span><text:span text:style-name="a13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91667in" svg:y1="4.94364in" svg:x2="3.01379in" svg:y2="5.15591in" draw:id="id101" draw:style-name="a1339" draw:name="Straight Arrow Connector 67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00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311" svg:viewBox="0 0 20 30" svg:d="m10 0-10 30h20z"/>
    <draw:marker draw:name="a1313" svg:viewBox="0 0 20 30" svg:d="m10 0-10 30h20z"/>
    <draw:marker draw:name="a1315" svg:viewBox="0 0 20 30" svg:d="m10 0-10 30h20z"/>
    <draw:marker draw:name="a1321" svg:viewBox="0 0 20 30" svg:d="m10 0-10 30h20z"/>
    <draw:marker draw:name="a1317" svg:viewBox="0 0 20 30" svg:d="m10 0-10 30h20z"/>
    <draw:marker draw:name="a1323" svg:viewBox="0 0 20 30" svg:d="m10 0-10 30h20z"/>
    <draw:marker draw:name="a1324" svg:viewBox="0 0 20 30" svg:d="m10 0-10 30h20z"/>
    <draw:marker draw:name="a1330" svg:viewBox="0 0 20 30" svg:d="m10 0-10 30h20z"/>
    <draw:marker draw:name="a1319" svg:viewBox="0 0 20 30" svg:d="m10 0-10 30h20z"/>
    <draw:marker draw:name="a1326" svg:viewBox="0 0 20 30" svg:d="m10 0-10 30h20z"/>
    <draw:marker draw:name="a1332" svg:viewBox="0 0 20 30" svg:d="m10 0-10 30h20z"/>
    <draw:marker draw:name="a1328" svg:viewBox="0 0 20 30" svg:d="m10 0-10 30h20z"/>
    <draw:marker draw:name="a1281" svg:viewBox="0 0 20 30" svg:d="m10 0-10 30h20z"/>
    <draw:marker draw:name="a1277" svg:viewBox="0 0 20 30" svg:d="m10 0-10 30h20z"/>
    <draw:marker draw:name="a1283" svg:viewBox="0 0 20 30" svg:d="m10 0-10 30h20z"/>
    <draw:marker draw:name="a1338" svg:viewBox="0 0 20 30" svg:d="m10 0-10 30h20z"/>
    <draw:marker draw:name="a1291" svg:viewBox="0 0 20 30" svg:d="m10 0-10 30h20z"/>
    <draw:marker draw:name="a1285" svg:viewBox="0 0 20 30" svg:d="m10 0-10 30h20z"/>
    <draw:marker draw:name="a1279" svg:viewBox="0 0 20 30" svg:d="m10 0-10 30h20z"/>
    <draw:marker draw:name="a1287" svg:viewBox="0 0 20 30" svg:d="m10 0-10 30h20z"/>
    <draw:marker draw:name="a1289" svg:viewBox="0 0 20 30" svg:d="m10 0-10 30h20z"/>
    <draw:marker draw:name="a1297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UFFIN overview</dc:title>
    <meta:initial-creator>Jonny</meta:initial-creator>
    <dc:creator>Jonny</dc:creator>
    <meta:creation-date>2016-04-20T10:47:12Z</meta:creation-date>
    <dc:date>2016-04-20T11:11:39Z</dc:date>
    <meta:editing-cycles>3</meta:editing-cycles>
    <meta:editing-duration>PT1467S</meta:editing-duration>
    <meta:document-statistic meta:paragraph-count="298" meta:word-count="32"/>
  </office:meta>
</office:document-meta>
</file>